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9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16, 1890</text:p>
      <text:p text:style-name="P2">Month<text:tab/><text:tab/><text:tab/><text:tab/><text:tab/><text:tab/>May</text:p>
      <text:p text:style-name="P2">Year<text:tab/><text:tab/><text:tab/><text:tab/><text:tab/><text:tab/>189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,/</text:p>
      <text:p text:style-name="P4">546 N. Fifth St./</text:p>
      <text:p text:style-name="P5">Philadelphia,/</text:p>
      <text:p text:style-name="P5"/>
      <text:p text:style-name="P4">[Front Cover]</text:p>
      <text:p text:style-name="P6">On the law of usury/</text:p>
      <text:p text:style-name="P6">a lecture remodelled[sic!] from an old one delivered/</text:p>
      <text:p text:style-name="P6">many years ago, but still improved upon in/</text:p>
      <text:p text:style-name="P6">the course of delivery on Sabbath May 16. 90/</text:p>
      <text:p text:style-name="P6"/>
      <text:p text:style-name="P4">[Page 1]</text:p>
      <text:p text:style-name="P4">Brethren. <text:s/>You will agree, <text:span text:style-name="T1">that</text:span><text:span text:style-name="T3"> according to the impressions/ which our youths receive concerning the principles underlying/ their ancestral religion, so will Judaism be furnished with either/ </text:span><text:span text:style-name="T1">earnest</text:span><text:span text:style-name="T3"> ardent or lukewarm followers. <text:s/>Light should therefore be our/ watchword, light, if we wish that our ranks swell with bright mind-/-ed and </text:span><text:span text:style-name="T1">broad</text:span><text:span text:style-name="T3"> large hearted Israelites, not with dwarfs in intellect; puny mor-/-tals. <text:s/>I can confidently assert that in many instances ignorance of the/ spirit of Mosaism, and in others prejudices early imbibed by baneful/ surroundings, have robbed us of faithful adherents. <text:s/>Some will/ argue that we have nothing to fear about the perpetuity of our belief;/ that it will remain eternal, notwithstanding defections, for so/ we were divinely promised. <text:s text:c="2"/>But without attempting to deny prophecy,/ I insist that to imagine Judaism without intelligently observing/ Jews, is like imagining the </text:span><text:soft-page-break/><text:span text:style-name="T3">existence of a republic in a community/ where all oppose republican ideas. <text:s/>So true it is, that Moses never/ ceased urging instruction to fit Hebrews as guardians of the Law./ <text:s/>He forcibly recommended parental teaching, because it is the/ most effective, forming a mighty link between the past and/ the future. <text:s/>When he wrote [Hebrew] Thou shalt make/ these (laws) known to thy children, and to thy children's children/</text:span></text:p>
      <text:p text:style-name="P4"><text:span text:style-name="T3"/></text:p>
      <text:p text:style-name="P4"><text:span text:style-name="T3">[Page 2]</text:span></text:p>
      <text:p text:style-name="P4"><text:span text:style-name="T3">he showed how memory intuitively goes back to home asso-/-ciations, and how powerful are the latter always. <text:s/>But to lend/ early instruction greater weight, the arch prophet ordered a seventh/ year gathering of all Israelites, that they should listen to a rehearsal/ of the precepts and to a summary of the duties from the lips/ of the Chief ruler of the nation. <text:s/>The solemnity of the occasion/ would creat a lasting impression upon the youthful attendants,/ and make of them sincere adherents of the Torah through life./ <text:s/>As we read [Hebrew] "Assemble the people,/ men, women and children....in order that they may hear and/ learn and fear the Lord your God...And their children who know/ not may (also) hear and learn and fear the Lord your God all/ the days that they live." <text:s/>Now, if so much stress was laid/ on the importance of a correct knowledge of the Torah, when/ we formed a distinct nation, having our rulers to watch over/ the preservation of our civil and political statutes; having but/ a limited intercourse with other peoples, how much more essen-/-tial it must be now when we come in constant contact with/ non-Israelites that we should be thoroughly conversant with our/ tenets to intelligently follow them. <text:s/>Do we not incessantly/ hear the boast of a later creed having improved immeasurably/ on our code of morals, which was given us because of the hardness/</text:span></text:p>
      <text:p text:style-name="P4"><text:span text:style-name="T3"/></text:p>
      <text:p text:style-name="P4"><text:span text:style-name="T3">[Page 3]</text:span></text:p>
      <text:p text:style-name="P4"><text:span text:style-name="T3">of our fathers' heart? <text:s/>Ignorance is in very deed the enemy which/ Judaism most dreads, and </text:span><text:span text:style-name="T4">that</text:span><text:span text:style-name="T5"> we must fight, </text:span><text:span text:style-name="T4">that</text:span><text:span text:style-name="T5"> we/ must conquer, if we wish the religion of Abraham to be more/ than a dead letter, if we want it to be a live religion, full of/ vigor and activity. <text:s/>To illustrate my assertion, I will draw/ your attention for a few moments to a sentence in the first portion/ of the two which we have perused, the misconstruction of which/ brought interminable odium in our faith and untold suf-/-fering on our people. <text:s/>It was thus in the authorized, or King/ James' translation made at the beginning of the 12th century. <text:s/>"If thy/ brother be </text:span><text:span text:style-name="T2">wxxen</text:span><text:span text:style-name="T5"> waxen poor and fullen in decay with thee, then/ shalt thou relieve him; yea, though he be a stranger or a/ sojourner, that he may live with thee. <text:s/>Take then not usury of/ him or increase, but fear thy God, that thy brother may live/ with thee." <text:s/>And this rule is amplified in Deuteronomy as/ follows: Thou shalt not lend upon usury to thy brother....../ unto the stranger thou mightest lend upon usury, but unto/ thy brother thou shalt not lend upon usury, that the Lord/ thy God may bless thee in all that thou settest thy hand to"/</text:span></text:p>
      <text:p text:style-name="P4"><text:span text:style-name="T5"/></text:p>
      <text:p text:style-name="P4"><text:span text:style-name="T5">[Page 4]</text:span></text:p>
      <text:p text:style-name="P4"><text:span text:style-name="T5">This ordinance founded upon equity has been sharply ani-/-madverted on. <text:s/>It has been interpreted as an unbecoming par-/-tiality, setting a line of demarcation between man and man/ in the discharge of a moral duty. <text:s/>It has been attacked as/ fostering among the Hebrews the practice of taking undue ad-/-vantage of another man's straitness[sic!] of circumstances, because/ he happens to descend from an ancestry which does not date/ so far back as the time of our patriarchs. <text:s/>You will remem-/-ber that Napoleon I made the question of usury among Jews/ one upon which their emancipation largely hinged, </text:span><text:span text:style-name="T2">in a great measure,</text:span><text:span text:style-name="T5">/ and that the Sanhedrin which he convened at the beginning/ of the present century, tried to explain away the difficulties/ lying in the way of its solution. <text:s/>And I myself still retain/ a vivid recollection of a dispute in which I once engaged with/ a coreligionist of ours, who honestly believed that the rule which/ I have quoted has offered a just cause for the bitter persecution/to which our race has been exposed during many ages. <text:s/>He/ contended, that we, who are living in days of enlightenment,/ ought to repudiate it, and adopt another code of morals/ which--it is claimed--stands on </text:span><text:soft-page-break/><text:span text:style-name="T5">a higher plane, making/ no distinction between the inhabitants of Jerusalem and/ that of Samaria. <text:s/>but it never occurred to my opponent,/</text:span></text:p>
      <text:p text:style-name="P4"><text:span text:style-name="T5"/></text:p>
      <text:p text:style-name="P4"><text:span text:style-name="T5">[Page 5]</text:span></text:p>
      <text:p text:style-name="P4"><text:span text:style-name="T5">and to many similarly impressed, that they were com-/-pletely unacquainted with the subject of their adverse criticism./ <text:s/>They may possibly have been in possession of general learning,/ but they showed themselves evidently deficient in that learning,/ which lies at the basis of </text:span><text:span text:style-name="T4">sound</text:span><text:span text:style-name="T5"> criticism, in that, I say,/ which alone can enable us to judge correctly of ancient/ writings. <text:s/>They had not studied the science of words. <text:s/>I/ will endeavour to explain my meaning briefly but clearly./ <text:s/>The English version falls short of our purpose in its rendition/ of the original text. <text:s/>The Hebrew term [Hebrew] translated "usury"/ and which has occasioned so much obloquy, signifies a </text:span><text:span text:style-name="T4">bite</text:span><text:span text:style-name="T5">./ <text:s/>The Hebrew term [Hebrew] translated "stranger" signifies a/ wayfaring foreigner of distant countries. <text:s/>Now, the/ Israelites--as it is universally know[sic!], were a pastoral and/ an agricultural people. <text:s/>The yeilding[sic!] of the soil formed/ their </text:span><text:span text:style-name="T2">he</text:span><text:span text:style-name="T5"> wealth, the abundance of their cattle consti-/-tuted their riches. <text:s/>They dared not part with the land of/ their inheritance. <text:s/>The heavenly Legislator had said [Hebrew]/ [Hebrew] "The land shall not be sold/ completely, for the land is mine, ye are strangers and/ sojourners with me." <text:s/>Should the unpropitiousness/ of the season, or any unforeseen circumstances have/</text:span></text:p>
      <text:p text:style-name="P4"><text:span text:style-name="T5"/></text:p>
      <text:p text:style-name="P4"><text:span text:style-name="T5">[Page 6]</text:span></text:p>
      <text:p text:style-name="P4"><text:span text:style-name="T5">reduced a Hebrew family to poverty and they asked/ for a loan, it was to satisfy their daily wants, until/ they discovered from their lowly condition, which could/ be only temporary. <text:s/>To demand of such [Hebrew] a bite or rather/ a </text:span><text:span text:style-name="T4">bit</text:span><text:span text:style-name="T5"> more than what had been lent, was deemed unbrotherly/ unkind and therefore it was rigorously prohibited./ <text:s/>Not so with regard to the [Hebrew] <text:s/>He held no residence/ in Palestine. <text:s/>He went there, as he betook himself to/ far off climes usually in pursuit of his traffic. <text:s/>He would/ buy of the Hebrews the surplus of their crop, or give them/ objects he had procured in exchange of their oxen and/ herd. <text:s/>If he </text:span><text:span text:style-name="T2">lo</text:span><text:span text:style-name="T5"> borrowed money or produce, he intended to/ enlarge his stock and dispose of it profitably in foreign/ markets. <text:s/>From such it was allowed to receive a compensa-/-tion for having given up a portion of our own property for/ a time to the advantage of a wayfaring merchant. <text:s/>Where/ is then in this ordinance the wrong inflicted upon the stranger,/ where, but in the minds of the unlearned critics? <text:s/>Need/ we be told in every page of the Pentateuch, that the stran-/-ger that dwells in our midst must be treated with the same/ degree of consideration as if he had been born in Israel [Hebrew]/ [Hebrew]/</text:span></text:p>
      <text:p text:style-name="P4"><text:span text:style-name="T5"/></text:p>
      <text:p text:style-name="P4"><text:span text:style-name="T5">[Page 7]</text:span></text:p>
      <text:p text:style-name="P4"><text:span text:style-name="T5">Not alone must we forbear from doing him injury, but we must/ love him like ourselves [Hebrew]. <text:s/>But you/ naturally will inquire how shall we know for certain/ that [Hebrew] represents a wayfaring foreigner of distant lands,/ and that it is not synonymous with [Hebrew] the stranger that/ sojourns in our midst. <text:s/>In order not to fatigue you with/ many quotations I shall simply remind you of Solomon's/ prayer in the Temple. <text:s/>He said [Hebrew]/ [Hebrew]/ "And even to the Nochri, who is not of Thy people Israel, but/ cometh out of a far off country--when he shall come and/ pray at this house, mayest Thou listen in heaven the place of/ Thy dwelling." <text:s/>That passage and several others in which/ the term </text:span><text:span text:style-name="T4">Nochri</text:span><text:span text:style-name="T5"> occurs, leave no doubt as to the meaning/ originally attached to that word. <text:s/>It signifies solely and/ exclusively a transient visitor in the land of Israel, mainly/ a wayfaring merchant. <text:s/>But after all in very truth the/ wording of the sentence in Deuteronomy is the clearest vin-/-dication of the ordinance. <text:s/>For it reads [Hebrew] To the Nochri thou mayest [?] to give interest/ justly have our Rabbis, who understood perfectly well the/ genius of the Hebrew language said that the commandment/ is a warning to him that asks for a loan [Hebrew]/</text:span></text:p>
      <text:p text:style-name="P4"><text:span text:style-name="T5"/></text:p>
      <text:p text:style-name="P4"><text:span text:style-name="T5">[Page 8]</text:span></text:p>
      <text:p text:style-name="P4"><text:soft-page-break/><text:span text:style-name="T5">for the literal construction of the verb, conveys/ that idea, namely, while we should not suffer/ our brother in need to return to us a bit more than/ what he borrowed, we might receive a compen-/-sation from a travelling[sic!] foreigner, because of the/ advantage he derives from our loan. <text:s/>He himself/ of his own accord, for his own benefit offers it to the agricultural,/ Hebrew. <text:s/>The legitimate calling of the latter, did not encourage/ his indulging in </text:span><text:span text:style-name="T2">such a</text:span><text:span text:style-name="T5"> a usurious vocation. <text:s/>Nor does the history of/ that ancient period, prove the Israelites addicted to such/ dealings. <text:s/>It is not my province, nor is it my purpose/ to discuss the course of action followed by our predecessors during/ the middle ages. <text:s/>The annals of those centuries of moral dark-/-ness are written with the blood and tears of our race. <text:s/>Those/ who understand human nature will not wonder if the Jews,/ most cruelly shut out against all the avenues of industry/ betook themselves to that by which they would at time/ keep back the hand of the fell persecutor, or procure a shelter/ among pitiless tyrants, greedy of Jewish gold. <text:s/>Nor have/ I the wish to reason before you, whether by our/ altered social condition, when money has become a/ commodity, a staple of commerce, the giving and/</text:span></text:p>
      <text:p text:style-name="P4"><text:span text:style-name="T5"/></text:p>
      <text:p text:style-name="P4"><text:span text:style-name="T5">[Page 9]</text:span></text:p>
      <text:p text:style-name="P4"><text:span text:style-name="T5">taking </text:span><text:span text:style-name="T2"><text:s/>should</text:span><text:span text:style-name="T5"> ought not to be allowed--except in the case/ of extreme </text:span><text:span text:style-name="T2">poverty</text:span><text:span text:style-name="T5"> need, as contemplated in the scriptures,/ namely, when our brother has waxen poor, and fallen/ into decay. <text:s/>My object was principally to show/ that ignorance misleads many, that </text:span><text:span text:style-name="T2">a</text:span><text:span text:style-name="T5"> the want of a/ correct knowledge of the Scriptures in their original/ works most banefully against the religion of our/ fathers. <text:s/>Ignorance is a monster which we must/ fight with the weapons of intellect, sharpened in/ our homes, sharpened in our synagogues--the laboratory/ of spiritual scien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20T14:51:20.73</meta:creation-date>
    <dc:date>2012-08-21T13:33:58.30</dc:date>
    <dc:creator>Penn Libraries</dc:creator>
    <meta:editing-duration>PT02H26M3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2048" meta:character-count="12436"/>
  </office:meta>
</office:document-meta>
</file>